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claration-level static assertions</text:title></text:p>
      <text:p text:style-name="OrgTitle"/>
      <text:p text:style-name="OrgSubtitle"><text:initial-creator>Céleste Ornato &lt;celeste@ornato.com&gt;</text:initial-creator></text:p>
      <text:p text:style-name="OrgSubtitle"/>
      <text:list text:style-name="OrgBulletedList" text:continue-numbering="false">
        <text:list-item>
          <text:p text:style-name="Text_20_body"><text:span text:style-name="Bold">Proposal category</text:span>: Feature request
</text:p>
        </text:list-item>
        <text:list-item>
          <text:p text:style-name="Text_20_body"><text:span text:style-name="Bold">Target audience</text:span>: Developers writing libraries
</text:p>
        </text:list-item>
      </text:list>
      <text:h text:style-name="Heading_20_1" text:outline-level="1" text:is-list-header="false">
<text:bookmark-start text:name="OrgXref.orgfd97ef5"/>
<text:bookmark text:name="orgfd97ef5"/>Abstract
<text:bookmark-end text:name="OrgXref.orgfd97ef5"/></text:h>
      <text:p text:style-name="Text_20_body">This proposal aims to add the <text:span text:style-name="OrgCode">[[assume(expr)]]</text:span> and <text:span text:style-name="OrgCode">[[assume(expr, msg)]]</text:span>
attributes to function declarations, allowing the designer of a library to specify statically-verifiable constraints in function parameters.
</text:p>
      <text:p text:style-name="Text_20_body">This features allows both for added safety on the caller side, and possibly for further optimisation on the compiler side.
</text:p>
      <text:h text:style-name="Heading_20_1" text:outline-level="1" text:is-list-header="false">
<text:bookmark-start text:name="OrgXref.org6113e76"/>
<text:bookmark text:name="org6113e76"/>Introduction
<text:bookmark-end text:name="OrgXref.org6113e76"/></text:h>
      <text:p text:style-name="Text_20_body">Inattention and forgetfulness cause developers to write insecure code.
</text:p>
      <text:p text:style-name="Text_20_body">If one wishes to convey to the user of a library that certain function parameters can cause undefined or unwanted behaviour, they can only do so in written documentation. This leaves the developer in a precarious position: they can either add checks at execution-time, which come with an unwanted performance overhead, or they can assume that everyone will read the documentation, which may create vulnerabilities.
</text:p>
      <text:p text:style-name="Text_20_body">This proposal seeks to make some of these checks possible without overhead, by implicitly making static assertions before the function call.
</text:p>
      <text:p text:style-name="Text_20_body">This feature can be seen as an extension to the C99 ``static array index in function parameters’’ feature, in that it both allows for optimisations by the compiler and for more compile-time checking for the user.
</text:p>
      <text:h text:style-name="Heading_20_1" text:outline-level="1" text:is-list-header="false">
<text:bookmark-start text:name="OrgXref.org9397f4a"/>
<text:bookmark text:name="org9397f4a"/>Proposal
<text:bookmark-end text:name="OrgXref.org9397f4a"/></text:h>
      <text:h text:style-name="Heading_20_2" text:outline-level="2" text:is-list-header="false">
<text:bookmark-start text:name="OrgXref.org3e97fd7"/>
<text:bookmark text:name="org3e97fd7"/>Technical Description
<text:bookmark-end text:name="OrgXref.org3e97fd7"/></text:h>
      <text:p text:style-name="Text_20_body">When the attribute <text:span text:style-name="OrgCode">[[assume(expr)]]</text:span> is associated to the declaration of a function <text:span text:style-name="OrgCode">foo</text:span>, any call to <text:span text:style-name="OrgCode">foo</text:span> will require the compiler to check that <text:span text:style-name="OrgCode">expr</text:span>
is <text:span text:style-name="Bold">not provably false</text:span> (see <text:bookmark-ref text:reference-format="chapter" text:ref-name="OrgXref.org7d41c66">3.4</text:bookmark-ref>) given the parameters. When compiling <text:span text:style-name="OrgCode">foo</text:span>, it is assumed that <text:span text:style-name="OrgCode">expr</text:span> is always true. Calling the function with parameters that do not respect <text:span text:style-name="OrgCode">expr</text:span> is undefined behaviour.
</text:p>
      <text:p text:style-name="Text_20_body"><text:span text:style-name="OrgCode">expr</text:span> may address the function parameters by their name, or by calling them
<text:span text:style-name="OrgCode">$n</text:span>, where <text:span text:style-name="OrgCode">n</text:span> is the 0-indexed number of the parameter from right to left.
</text:p>
      <text:p text:style-name="Text_20_body">If a referenced variable is an array, it should decay into a pointer. While it could have allowed for more features, this would have created bug-prone behaviour depending on whether the author of <text:span text:style-name="OrgCode">expr</text:span> expected a pointer or an array. In any case, most problems related to the size of arrays are already solved by having static indices in the function signature.
</text:p>
      <text:h text:style-name="Heading_20_2" text:outline-level="2" text:is-list-header="false">
<text:bookmark-start text:name="OrgXref.org01424ec"/>
<text:bookmark text:name="org01424ec"/>Rationale
<text:bookmark-end text:name="OrgXref.org01424ec"/></text:h>
      <text:p text:style-name="Text_20_body">Adding more undefined behaviour in C2y might be controversial, it would certainly not be immediately seen as ``Enabling secure programming’’.
</text:p>
      <text:p text:style-name="Text_20_body">This feature is meant for cases where the developer already considers certain parameters as ``Undefined behaviour’’. At this point, it does not matter whether the standard considers the code to be defined, because the results would still be unexpected and prone to breakage.
</text:p>
      <text:p text:style-name="Text_20_body">Allowing for further optimisation is just a welcome consequence of one being able to specify what they consider undefined behaviour. In reality, the wanted feature is the compiler being capable of detecting mistakes. Function signatures using this attribute also make the code self-documenting, which makes it easier to understand the assumptions made by the developer when writing the function.
</text:p>
      <text:p text:style-name="Text_20_body"><text:span text:style-name="OrgCode">\pagebreak</text:span>
</text:p>
      <text:h text:style-name="Heading_20_2" text:outline-level="2" text:is-list-header="false">
<text:bookmark-start text:name="OrgXref.orgfe1a21e"/>
<text:bookmark text:name="orgfe1a21e"/>Example
<text:bookmark-end text:name="OrgXref.orgfe1a21e"/></text:h>
      <text:p text:style-name="OrgSrcBlock"><text:span text:style-name="OrgSrcRainbowDelimitersDepth1Face">[</text:span><text:span text:style-name="OrgSrcRainbowDelimitersDepth2Face">[</text:span>assume<text:span text:style-name="OrgSrcRainbowDelimitersDepth3Face">(</text:span>$1<text:s/>!=<text:s/><text:span text:style-name="OrgSrcHighlightNumbersNumber">0</text:span><text:span text:style-name="OrgSrcRainbowDelimitersDepth3Face">)</text:span><text:span text:style-name="OrgSrcRainbowDelimitersDepth2Face">]</text:span><text:span text:style-name="OrgSrcRainbowDelimitersDepth1Face">]</text:span></text:p>
      <text:p text:style-name="OrgSrcBlock"><text:span text:style-name="OrgSrcFontLockTypeFace">int</text:span><text:s/>division<text:span text:style-name="OrgSrcRainbowDelimitersDepth1Face">(</text:span><text:span text:style-name="OrgSrcFontLockTypeFace">int</text:span>,<text:s/><text:span text:style-name="OrgSrcFontLockTypeFace">int</text:span><text:span text:style-name="OrgSrcRainbowDelimitersDepth1Face">)</text:span>;</text:p>
      <text:p text:style-name="OrgSrcBlock"/>
      <text:p text:style-name="OrgSrcBlock"><text:span text:style-name="OrgSrcRainbowDelimitersDepth1Face">[</text:span><text:span text:style-name="OrgSrcRainbowDelimitersDepth2Face">[</text:span>assume<text:span text:style-name="OrgSrcRainbowDelimitersDepth3Face">(</text:span>a<text:s/>&gt;=<text:s/>b,<text:s/><text:span text:style-name="OrgSrcFontLockStringFace">"Substraction<text:s/>requires<text:s/>a<text:s/>&gt;=<text:s/>b"</text:span><text:span text:style-name="OrgSrcRainbowDelimitersDepth3Face">)</text:span><text:span text:style-name="OrgSrcRainbowDelimitersDepth2Face">]</text:span><text:span text:style-name="OrgSrcRainbowDelimitersDepth1Face">]</text:span></text:p>
      <text:p text:style-name="OrgSrcBlock"><text:span text:style-name="OrgSrcFontLockTypeFace">unsigned</text:span><text:s/><text:span text:style-name="OrgSrcFontLockTypeFace">int</text:span><text:s/>substract<text:span text:style-name="OrgSrcRainbowDelimitersDepth1Face">(</text:span><text:span text:style-name="OrgSrcFontLockTypeFace">unsigned</text:span><text:s/><text:span text:style-name="OrgSrcFontLockTypeFace">int</text:span><text:s/><text:span text:style-name="OrgSrcFontLockVariableNameFace">a</text:span>,<text:s/><text:span text:style-name="OrgSrcFontLockTypeFace">unsigned</text:span><text:s/><text:span text:style-name="OrgSrcFontLockTypeFace">int</text:span><text:s/><text:span text:style-name="OrgSrcFontLockVariableNameFace">b</text:span><text:span text:style-name="OrgSrcRainbowDelimitersDepth1Face">)</text:span>;</text:p>
      <text:p text:style-name="OrgSrcBlock"/>
      <text:p text:style-name="OrgSrcBlock"><text:span text:style-name="OrgSrcFontLockTypeFace">in</text:span><text:span text:style-name="OrgSrcFontLockTypeFace">t</text:span><text:s/><text:span text:style-name="OrgSrcFontLockFunctionNameFace">main</text:span><text:span text:style-name="OrgSrcRainbowDelimitersDepth1Face">(</text:span><text:span text:style-name="OrgSrcFontLockTypeFace">void</text:span><text:span text:style-name="OrgSrcRainbowDelimitersDepth1Face">)</text:span></text:p>
      <text:p text:style-name="OrgSrcBlock"><text:span text:style-name="OrgSrcRainbowDelimitersDepth1Face">{</text:span></text:p>
      <text:p text:style-name="OrgSrcBlock"><text:span text:style-name="OrgSrcIndentBars1"><text:s/></text:span><text:s/><text:s/><text:s/><text:span text:style-name="OrgSrcFontLockCommentDelimiterFace">/</text:span><text:span text:style-name="OrgSrcFontLockCommentDelimiterFace">/<text:s/></text:span><text:span text:style-name="OrgSrcFontLockCommentFace">These<text:s/>compile,<text:s/>with<text:s/>no<text:s/>execution-time<text:s/>overhead.</text:span></text:p>
      <text:p text:style-name="OrgSrcBlock"><text:span text:style-name="OrgSrcIndentBars1"><text:s/></text:span><text:s/><text:s/><text:s/><text:span text:style-name="OrgSrcFontLockTypeFace">i</text:span><text:span text:style-name="OrgSrcFontLockTypeFace">n</text:span><text:span text:style-name="OrgSrcFontLockTypeFace">t</text:span><text:s/><text:span text:style-name="OrgSrcFontLockVariableNameFace">result1</text:span><text:s/>=<text:s/>division<text:span text:style-name="OrgSrcRainbowDelimitersDepth2Face">(</text:span><text:span text:style-name="OrgSrcHighlightNumbersNumber">1</text:span>,<text:s/><text:span text:style-name="OrgSrcHighlightNumbersNumber">2</text:span><text:span text:style-name="OrgSrcRainbowDelimitersDepth2Face">)</text:span>;</text:p>
      <text:p text:style-name="OrgSrcBlock"><text:span text:style-name="OrgSrcIndentBars1"><text:s/></text:span><text:s/><text:s/><text:s/><text:span text:style-name="OrgSrcFontLockTypeFace">unsigned</text:span><text:s/><text:span text:style-name="OrgSrcFontLockTypeFace">in</text:span><text:span text:style-name="OrgSrcFontLockTypeFace">t</text:span><text:s/><text:span text:style-name="OrgSrcFontLockVariableNameFace">result2</text:span><text:s/>=<text:s/>substract<text:span text:style-name="OrgSrcRainbowDelimitersDepth2Face">(</text:span><text:span text:style-name="OrgSrcHighlightNumbersNumber">2</text:span>,<text:s/><text:span text:style-name="OrgSrcHighlightNumbersNumber">3</text:span><text:span text:style-name="OrgSrcRainbowDelimitersDepth2Face">)</text:span>;</text:p>
      <text:p text:style-name="OrgSrcBlock"/>
      <text:p text:style-name="OrgSrcBlock"><text:span text:style-name="OrgSrcIndentBars1"><text:s/></text:span><text:s/><text:s/><text:s/><text:span text:style-name="OrgSrcFontLockCommentDelimiterFace">/</text:span><text:span text:style-name="OrgSrcFontLockCommentDelimiterFace">/<text:s/></text:span><text:span text:style-name="OrgSrcFontLockCommentFace">Error:<text:s/>"Assumption<text:s/></text:span><text:span text:style-name="OrgSrcFontLockCommentFace">'</text:span><text:span text:style-name="OrgSrcFontLockCommentFace">$1<text:s/>!=<text:s/>0</text:span><text:span text:style-name="OrgSrcFontLockCommentFace">'</text:span><text:span text:style-name="OrgSrcFontLockCommentFace"><text:s/>is<text:s/>false."</text:span></text:p>
      <text:p text:style-name="OrgSrcBlock"><text:span text:style-name="OrgSrcIndentBars1"><text:s/></text:span><text:s/><text:s/><text:s/><text:span text:style-name="OrgSrcFontLockTypeFace">i</text:span><text:span text:style-name="OrgSrcFontLockTypeFace">n</text:span><text:span text:style-name="OrgSrcFontLockTypeFace">t</text:span><text:s/><text:span text:style-name="OrgSrcFontLockVariableNameFace">result3</text:span><text:s/>=<text:s/>division<text:span text:style-name="OrgSrcRainbowDelimitersDepth2Face">(</text:span><text:span text:style-name="OrgSrcHighlightNumbersNumber">2</text:span>,<text:s/><text:span text:style-name="OrgSrcHighlightNumbersNumber">0</text:span><text:span text:style-name="OrgSrcRainbowDelimitersDepth2Face">)</text:span>;</text:p>
      <text:p text:style-name="OrgSrcBlock"><text:span text:style-name="OrgSrcIndentBars1"><text:s/></text:span><text:s/><text:s/><text:s/><text:span text:style-name="OrgSrcFontLockCommentDelimiterFace">/</text:span><text:span text:style-name="OrgSrcFontLockCommentDelimiterFace">/<text:s/></text:span><text:span text:style-name="OrgSrcFontLockCommentFace">Error:<text:s/>"Substraction<text:s/>requires<text:s/>a<text:s/>&gt;=<text:s/>b."</text:span></text:p>
      <text:p text:style-name="OrgSrcBlock"><text:span text:style-name="OrgSrcIndentBars1"><text:s/></text:span><text:s/><text:s/><text:s/><text:span text:style-name="OrgSrcFontLockTypeFace">u</text:span><text:span text:style-name="OrgSrcFontLockTypeFace">nsigned</text:span><text:s/><text:span text:style-name="OrgSrcFontLockTypeFace">in</text:span><text:span text:style-name="OrgSrcFontLockTypeFace">t</text:span><text:s/><text:span text:style-name="OrgSrcFontLockVariableNameFace">result4</text:span><text:s/>=<text:s/>substract<text:span text:style-name="OrgSrcRainbowDelimitersDepth2Face">(</text:span><text:span text:style-name="OrgSrcHighlightNumbersNumber">0</text:span>,<text:s/><text:span text:style-name="OrgSrcHighlightNumbersNumber">6</text:span><text:span text:style-name="OrgSrcRainbowDelimitersDepth2Face">)</text:span>;</text:p>
      <text:p text:style-name="OrgSrcBlockLastLine"><text:span text:style-name="OrgSrcRainbowDelimitersDepth1Face">}</text:span></text:p>
      <text:h text:style-name="Heading_20_2" text:outline-level="2" text:is-list-header="false">
<text:bookmark-start text:name="OrgXref.org7d41c66"/>
<text:bookmark text:name="org7d41c66"/>Quirks
<text:bookmark-end text:name="OrgXref.org7d41c66"/></text:h>
      <text:p text:style-name="Text_20_body"><text:span text:style-name="Bold">An assumption whose validity cannot be proven will be treated as valid.</text:span>
This should not be a problem, as this would just mean coming back to the status quo of having to be careful as a user. This is consistent with the way in which static array indices work in function signatures.
</text:p>
      <text:p text:style-name="Text_20_body">Due to the way static assertions work in general, we cannot always assert the validity of every expression. However, in ``safer’’, more restricted styles of C, where we only work with automatic-storage-duration variables and constant-sized arrays, this feature proves itself quite powerful already.
</text:p>
      <text:p text:style-name="Text_20_body">With C23 came more ways to define constant data, through <text:span text:style-name="OrgCode">constexpr</text:span>. Assuming it ever reaches parity with C++ <text:span text:style-name="OrgCode">constexpr</text:span>, or considering the possible presence of <text:a xlink:type="simple" xlink:href="https://open-std.org/jtc1/sc22/wg14/www/docs/n3600.htm">N3600</text:a> in C2y, this feature could continue to improve over time.
</text:p>
      <text:h text:style-name="Heading_20_1" text:outline-level="1" text:is-list-header="false">
<text:bookmark-start text:name="OrgXref.org9509a72"/>
<text:bookmark text:name="org9509a72"/>Prior implementations
<text:bookmark-end text:name="OrgXref.org9509a72"/></text:h>
      <text:p text:style-name="Text_20_body">There is seemingly no compiler extension allowing for this exact feature. One could imagine possible function-like macros being able to replicate such a feature, but it would be non-trivial to write for functions whose return value isn’t discarded.
</text:p>
      <text:p text:style-name="Text_20_body">Even then, macros would not be ideal, as they would:
</text:p>
      <text:list text:style-name="OrgNumberedList" text:continue-numbering="false">
        <text:list-item>
          <text:p text:style-name="Text_20_body">Allow for the library user to call the function without its underlying assumptions,
</text:p>
        </text:list-item>
        <text:list-item>
          <text:p text:style-name="Text_20_body">Make compile-time optimisations impossible,
</text:p>
        </text:list-item>
        <text:list-item>
          <text:p text:style-name="Text_20_body">Clutter the program with extraneous definitions if we have one macro per function,
</text:p>
        </text:list-item>
        <text:list-item>
          <text:p text:style-name="Text_20_body">Be incompatible with styleguides wherein parameters are unnamed in declarations,
</text:p>
        </text:list-item>
        <text:list-item>
          <text:p text:style-name="Text_20_body">Generally worsen the user experience, as macros are not always well supported by language servers,
</text:p>
        </text:list-item>
        <text:list-item>
          <text:p text:style-name="Text_20_body">Make the assumptions messy and hard to modify; and
</text:p>
        </text:list-item>
        <text:list-item>
          <text:p text:style-name="Text_20_body">Come with the usual points of failure of macros (<text:a xlink:type="simple" xlink:href="https://wiki.sei.cmu.edu/confluence/display/c/PRE31-C.+Avoid+side+effects+in+arguments+to+unsafe+macros">CERT-PRE31-C</text:a>, notably).
</text:p>
        </text:list-item>
      </text:list>
      <text:p text:style-name="Text_20_body">Indeed, it would be much more interesting for it to be a standard feature instead of being bound by the rules of macro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mmentFace" style:family="text">
      <style:text-properties fo:color="#5b6268"/>
    </style:style>
    <style:style style:name="OrgSrcFontLockCommentDelimiterFace" style:family="text">
      <style:text-properties fo:color="#5b6268"/>
    </style:style>
    <style:style style:name="OrgSrcIndentBars1" style:family="text">
      <style:text-properties fo:color="#26d329"/>
    </style:style>
    <style:style style:name="OrgSrcFontLockFunctionNameFace" style:family="text">
      <style:text-properties fo:color="#ffd2a7"/>
    </style:style>
    <style:style style:name="OrgSrcFontLockVariableNameFace" style:family="text">
      <style:text-properties fo:color="#ffabfd"/>
    </style:style>
    <style:style style:name="OrgSrcFontLockStringFace" style:family="text">
      <style:text-properties fo:color="#a8ff60"/>
    </style:style>
    <style:style style:name="OrgSrcFontLockTypeFace" style:family="text">
      <style:text-properties fo:color="#ffffb6"/>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6f3e8"/>
    </style:style>
    <style:style style:name="OrgSrcHighlightNumbersNumber" style:family="text">
      <style:text-properties fo:color="#f6f3e8"/>
    </style:style>
    <style:style style:name="OrgSrcRainbowDelimitersDepth3Face" style:family="text">
      <style:text-properties fo:color="#a8ff60"/>
    </style:style>
    <style:style style:name="OrgSrcRainbowDelimitersDepth2Face" style:family="text">
      <style:text-properties fo:color="#ff73fd"/>
    </style:style>
    <style:style style:name="OrgSrcRainbowDelimitersDepth1Face" style:family="text">
      <style:text-properties fo:color="#96cbf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éleste Ornato &lt;celeste@ornato.com&gt;</dc:creator>
    <meta:initial-creator>Céleste Ornato &lt;celeste@ornato.com&gt;</meta:initial-creator>
    <dc:date>2025-07-05T16:32:08</dc:date>
    <meta:creation-date>2025-07-05T16:32:08</meta:creation-date>
    <meta:generator>Emacs 30.1 (Org mode 9.7.31)</meta:generator>
    <meta:keyword/>
    <dc:subject/>
    <dc:title>Declaration-level static assertions</dc:title>
  </office:meta>
</office:document-meta>
</file>